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 style:list-style-name="L1"/>
    <style:style style:name="P2" style:family="paragraph" style:parent-style-name="Standard" style:list-style-name="L1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341099750936308900" text:style-name="L1">
        <text:list-header>
          <text:p text:style-name="P2"/>
          <text:p text:style-name="P2">COMPARING QUANTITIES- II</text:p>
        </text:list-header>
      </text:list>
      <text:p text:style-name="Standard"/>
      <text:p text:style-name="Standard"/>
      <text:list xml:id="list1599533722" text:continue-numbering="true" text:style-name="L1">
        <text:list-item>
          <text:p text:style-name="P1">A DNA model was built using the scale 2 cm : 0.0000001 mm. If the model <text:s/>of the DNA chain is 17 cm long, what is the length of the actual chain?</text:p>
          <text:p text:style-name="P1"/>
        </text:list-item>
        <text:list-item>
          <text:p text:style-name="P1">A piece of cloth 5 m long shrinks 10 percent after washing. What is the length of the cloth after washing?</text:p>
          <text:p text:style-name="P1"/>
        </text:list-item>
        <text:list-item>
          <text:p text:style-name="P1">Ambika got 99 percent in Mathematics, 59 percent in Hindi, 61 percent in English, 84 percent in Science. Find the % obtained in the aggregate of all subjects.</text:p>
          <text:p text:style-name="P1"/>
        </text:list-item>
        <text:list-item>
          <text:p text:style-name="P1">In an examination, there are three papers each of 100 marks. A student obtained 53 in the first and 75 in the second. How many marks should he obtain in the third paper to get an overall of 70 percent marks?</text:p>
        </text:list-item>
      </text:list>
      <text:p text:style-name="Standard"/>
      <text:list xml:id="list1413184656" text:continue-numbering="true" text:style-name="L1">
        <text:list-item>
          <text:p text:style-name="P1">Nancy obtained 426 marks out of 600 and Rohit obtained 560 out of 800. Whose performance is better?</text:p>
          <text:p text:style-name="P1"/>
        </text:list-item>
        <text:list-item>
          <text:p text:style-name="P1">What sum of money lent out at 16% per annum simple interest would produce 9600 as interest in 2 years?</text:p>
          <text:p text:style-name="P1"/>
        </text:list-item>
        <text:list-item>
          <text:p text:style-name="P1">Divide 10000 Rs in two parts so that the simple interest on the first part for 4 years at 12 % per annum may be equal to the simple interest on the second part for 4.5 years at 16 % per annum.</text:p>
          <text:p text:style-name="P1"/>
        </text:list-item>
        <text:list-item>
          <text:p text:style-name="P1">Three <text:s/>bags contain 64.2 Kg of sugar. The second bag contains 4/5 ot the contents of the first and the third contains 45 1/2 % of what there is in the second bag. How much sugar is there in each bag?</text:p>
          <text:p text:style-name="P1"/>
        </text:list-item>
        <text:list-item>
          <text:p text:style-name="P1">Given the principal = 40000 Rs, rate of interest = 8% p.a. Compouded annually, find</text:p>
          <text:list>
            <text:list-item>
              <text:p text:style-name="P1">Interest if period is one year</text:p>
            </text:list-item>
            <text:list-item>
              <text:p text:style-name="P1">Principal for 2<text:span text:style-name="T1">nd</text:span> year</text:p>
            </text:list-item>
            <text:list-item>
              <text:p text:style-name="P1">Interest for 2<text:span text:style-name="T1">nd</text:span> year</text:p>
            </text:list-item>
            <text:list-item>
              <text:p text:style-name="P1">Amount if period is 2 years</text:p>
            </text:list-item>
          </text:list>
        </text:list-item>
      </text:list>
      <text:p text:style-name="Standard"/>
      <text:list xml:id="list475589720" text:continue-numbering="true" text:style-name="L1">
        <text:list-item>
          <text:p text:style-name="P1">Find the difference between compound interest and simple interest on Rs 45000 at 12% per annum for 5 years.</text:p>
          <text:p text:style-name="P1"/>
        </text:list-item>
        <text:list-item>
          <text:p text:style-name="P1">The population of a town was decreasing every year due to migration, poverty and unemployment. The present population of the town is <text:s/>6,31,680. Last year the migration was 4% and the year before last, it was 6%. What was the population two years ago?</text:p>
          <text:p text:style-name="P1"/>
        </text:list-item>
        <text:list-item>
          <text:p text:style-name="P1">Pooja ordered one pizza and one garlic bread from a pizza store and paid Rs 387 inclusive of taxes of Rs 43. Find the tax%.</text:p>
          <text:p text:style-name="P1"/>
        </text:list-item>
        <text:list-item>
          <text:p text:style-name="P1">A dining table is purchased for Rs 3,200 and sold at a gain of 6%. If a customer pays sales tax at the rate of 5%. How much does the customer pay in all for the table?</text:p>
        </text:list-item>
      </text:list>
      <text:p text:style-name="Standard"/>
      <text:p text:style-name="Standard"/>
      <text:p text:style-name="Standard"/>
      <text:list xml:id="list552502054" text:continue-numbering="true" text:style-name="L1">
        <text:list-item>
          <text:p text:style-name="P1"><text:soft-page-break/>Prasenjit borrowed Rs 10,24,000 from a bank for one year. If the bank charges interest of 5% per annum, compounded half-early, what amount will be have to pay after the given time period. Also, find the interest paid by him.</text:p>
          <text:p text:style-name="P1"/>
        </text:list-item>
        <text:list-item>
          <text:p text:style-name="P1">How much more percent seats were won by X as compared to Y,Z and W in Assembly Election in the state based on the data given below.</text:p>
        </text:list-item>
      </text:list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Table_20_Contents"><text:s/>Party</text:p>
          </table:table-cell>
          <table:table-cell table:style-name="Table1.B1" office:value-type="string">
            <text:p text:style-name="Table_20_Contents">Seats won</text:p>
          </table:table-cell>
        </table:table-row>
        <table:table-row>
          <table:table-cell table:style-name="Table1.A2" office:value-type="string">
            <text:p text:style-name="Table_20_Contents">X</text:p>
          </table:table-cell>
          <table:table-cell table:style-name="Table1.B2" office:value-type="float" office:value="158">
            <text:p text:style-name="Table_20_Contents">158</text:p>
          </table:table-cell>
        </table:table-row>
        <table:table-row>
          <table:table-cell table:style-name="Table1.A2" office:value-type="string">
            <text:p text:style-name="Table_20_Contents">Y</text:p>
          </table:table-cell>
          <table:table-cell table:style-name="Table1.B2" office:value-type="float" office:value="105">
            <text:p text:style-name="Table_20_Contents">105</text:p>
          </table:table-cell>
        </table:table-row>
        <table:table-row>
          <table:table-cell table:style-name="Table1.A2" office:value-type="string">
            <text:p text:style-name="Table_20_Contents">Z</text:p>
          </table:table-cell>
          <table:table-cell table:style-name="Table1.B2" office:value-type="float" office:value="18">
            <text:p text:style-name="Table_20_Contents">18</text:p>
          </table:table-cell>
        </table:table-row>
        <table:table-row>
          <table:table-cell table:style-name="Table1.A2" office:value-type="string">
            <text:p text:style-name="Table_20_Contents">W</text:p>
          </table:table-cell>
          <table:table-cell table:style-name="Table1.B2" office:value-type="float" office:value="13">
            <text:p text:style-name="Table_20_Contents">13</text:p>
          </table:table-cell>
        </table:table-row>
      </table:table>
      <text:list xml:id="list432944098" text:continue-numbering="true" text:style-name="L1">
        <text:list-header>
          <text:p text:style-name="P1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sundhara Gadiyaram</meta:initial-creator>
    <meta:creation-date>2014-08-19T13:51:14</meta:creation-date>
    <meta:document-statistic meta:table-count="1" meta:image-count="0" meta:object-count="0" meta:page-count="2" meta:paragraph-count="30" meta:word-count="503" meta:character-count="2490"/>
    <dc:date>2014-08-20T11:02:28</dc:date>
    <dc:creator>Vasundhara Gadiyaram</dc:creator>
    <meta:editing-duration>PT3M30S</meta:editing-duration>
    <meta:editing-cycles>1</meta:editing-cycles>
    <meta:generator>OpenOffice/4.0.1$Unix OpenOffice.org_project/401m5$Build-9714</meta:generator>
  </office:meta>
</office:document-meta>
</file>